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599d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6" style:family="table-cell" style:parent-style-name="Defaul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Lohit Devanagari"/>
    </style:style>
    <style:style style:name="ce1" style:family="table-cell" style:parent-style-name="Default">
      <style:text-properties style:use-window-font-color="tru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IP for Traine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TIP for Trainee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6" office:value-type="string" calcext:value-type="string">
            <text:p>Giao tiếp chủ độ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hủ động hỏi trainer khi gặp vấn đề khó hiểu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ủ động đeo bám trainer đến khi đã hiểu 1 vấn đề mình muốn hiểu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ủ động báo với trainer rằng chưa sẵn sàng để interview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ủ động hỏi reviewer nếu có thắc mắc về kết quả interview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ủ động check skype và email trong giờ làm việc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ủ động reply email của trainer và reviewer, đặc biết các email report kết quả interview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hủ động báo với trainer nếu gặp vấn đề về máy móc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ủ động báo với trainer nếu gặp vấn đề về thời gian học thêm buổi tối/cuối tuần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ủ động báo với công ty/trainer sớm nếu không thể lên công ty vào ngày mm-dd-yyyy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ủ động chia sẻ với trainer bất kỳ vấn đề gì bạn cảm thấy khó chịu, những suy nghĩ của bạ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ếu trainer vắng mặt, chủ động tìm người khác để thông báo vấn đế của bạn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óm lại, trainee không chủ động? không ai biết, không ai giúp được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6" office:value-type="string" calcext:value-type="string">
            <text:p>Làm đúng yêu cầu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Đọc đúng link được ref trong tài liệu training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Đọc đúng các phần trong Objective, không học lang mang tốn thời gia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ôn trọng, bám sát training plan/schedule trainer đã đưa r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Không đọc tài liệu tiếng Việt</text:p>
          </table:table-cell>
          <table:table-cell/>
        </table:table-row>
        <table:table-row table:style-name="ro2">
          <table:table-cell table:number-columns-repeated="2"/>
          <table:table-cell table:style-name="ce17" office:value-type="string" calcext:value-type="string">
            <text:p>Học phải đi đôi với thực hành để khắc sâu kiến thức</text:p>
          </table:table-cell>
          <table:table-cell/>
        </table:table-row>
        <table:table-row table:style-name="ro2">
          <table:table-cell table:number-columns-repeated="2"/>
          <table:table-cell table:style-name="ce17" office:value-type="string" calcext:value-type="string">
            <text:p>Không đọc tài liệu chay rồi sau đó ngộ nhận kiến thức mà chưa kiểm chứng bằng thực hành → vô cùng nguy hiểm.</text:p>
          </table:table-cell>
          <table:table-cell/>
        </table:table-row>
        <table:table-row table:style-name="ro2">
          <table:table-cell table:number-columns-repeated="2"/>
          <table:table-cell table:style-name="ce17"/>
          <table:table-cell/>
        </table:table-row>
        <table:table-row table:style-name="ro2">
          <table:table-cell/>
          <table:table-cell table:style-name="ce16" office:value-type="string" calcext:value-type="string">
            <text:p>Đề cao chất lượng</text:p>
          </table:table-cell>
          <table:table-cell table:style-name="ce17"/>
          <table:table-cell/>
        </table:table-row>
        <table:table-row table:style-name="ro2">
          <table:table-cell table:number-columns-repeated="2"/>
          <table:table-cell table:style-name="ce17" office:value-type="string" calcext:value-type="string">
            <text:p>Luôn luôn đề cao chất lượng trong các sản phẩm mình làm ra, cụ thể là output của các bài tập thực hành, FINAL APP</text:p>
          </table:table-cell>
          <table:table-cell/>
        </table:table-row>
        <table:table-row table:style-name="ro2">
          <table:table-cell table:number-columns-repeated="2"/>
          <table:table-cell table:style-name="ce17" office:value-type="string" calcext:value-type="string">
            <text:p>Không cẩu thả, không dễ giải với bản thân</text:p>
          </table:table-cell>
          <table:table-cell/>
        </table:table-row>
        <table:table-row table:style-name="ro2">
          <table:table-cell table:number-columns-repeated="2"/>
          <table:table-cell table:style-name="ce17" office:value-type="string" calcext:value-type="string">
            <text:p>Không thể giao một sản phẩm lộn xộn, nhiều lỗi, kém chất lượng cho trainer review, kiểm tra thật kỹ trước khi nộp bài cho train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Trước khi tham gia buổi interview, để tránh làm mất thời gian của reviewer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Ôn lại bài kỹ lưỡng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Trả lời nhanh "em không biết" nếu như không biết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au khi tham gia buổi interview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 calcext:value-type="string">
            <text:p>Pending hết tất cả các thứ đang làm, xem lại ngay lập tức các mục FAI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hờ đến sự giúp đỡ của trainer nếu thấy mình không đủ khả năn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6" office:value-type="string" calcext:value-type="string">
            <text:p>Đã cam kết, hãy thực hiệ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ịch sử training chưa bạn nào vượt qua nếu chỉ học bằng 8 hous/ngày trên công ty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ành thêm thời gian buổi tối để nâng cao kiến thức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ành thêm thời gian cuối tuần nếu trễ schedul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Đừng suy nghĩ tiêu cực về việc dành thêm thời gian để nâng cao kiến thức, nó không kéo dài.</text:p>
            <text:p>Thời gian training chỉ hơn 1 tháng, phải biết tận dụng thời gian quý báu này để mọi người giúp đỡ mình tiến bộ.</text:p>
            <text:p>Nếu đi so sánh với việc học ở trường đại học, trường phổ thông, tất cả đều phải bỏ thêm thời gian ở nhà mới giỏi lên được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ác notes khác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Hòa nhập cùng môi trường, văn hóa công ty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ôn trọng mọi ngườ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0:31:05.225112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33:28.013568218</meta:creation-date>
    <meta:generator>LibreOffice/5.4.5.1$Linux_X86_64 LibreOffice_project/40m0$Build-1</meta:generator>
    <dc:date>2018-03-22T10:31:11.698617409</dc:date>
    <meta:editing-duration>PT2H58M39S</meta:editing-duration>
    <meta:editing-cycles>164</meta:editing-cycles>
    <meta:document-statistic meta:table-count="1" meta:cell-count="39" meta:object-count="0"/>
  </office:meta>
</office:document-meta>
</file>